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7AD145B3F3E72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2663*"/>
    </style:style>
    <style:style style:name="Tabela1.B" style:family="table-column">
      <style:table-column-properties style:column-width="12.303cm" style:rel-column-width="6975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2663*"/>
    </style:style>
    <style:style style:name="Tabela2.B" style:family="table-column">
      <style:table-column-properties style:column-width="12.303cm" style:rel-column-width="6975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2663*"/>
    </style:style>
    <style:style style:name="Tabela3.B" style:family="table-column">
      <style:table-column-properties style:column-width="12.303cm" style:rel-column-width="6975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2663*"/>
    </style:style>
    <style:style style:name="Tabela4.B" style:family="table-column">
      <style:table-column-properties style:column-width="12.303cm" style:rel-column-width="6975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Text_20_body">
      <style:text-properties style:font-name="Arial" officeooo:rsid="001e32d6" officeooo:paragraph-rsid="001e32d6"/>
    </style:style>
    <style:style style:name="P14" style:family="paragraph" style:parent-style-name="Text_20_body">
      <style:text-properties style:font-name="Arial" officeooo:rsid="00217401" officeooo:paragraph-rsid="00217401"/>
    </style:style>
    <style:style style:name="P15" style:family="paragraph" style:parent-style-name="Text_20_body">
      <style:text-properties style:font-name="Arial" officeooo:paragraph-rsid="00217401"/>
    </style:style>
    <style:style style:name="P16" style:family="paragraph" style:parent-style-name="Text_20_body">
      <style:text-properties style:font-name="Arial" officeooo:paragraph-rsid="0022149d"/>
    </style:style>
    <style:style style:name="P17" style:family="paragraph" style:parent-style-name="Text_20_body">
      <style:text-properties officeooo:paragraph-rsid="0023b30e"/>
    </style:style>
    <style:style style:name="P18" style:family="paragraph" style:parent-style-name="Text_20_body">
      <style:text-properties officeooo:rsid="0029a1ce" officeooo:paragraph-rsid="0029a1ce"/>
    </style:style>
    <style:style style:name="P19" style:family="paragraph" style:parent-style-name="Text_20_body">
      <style:text-properties officeooo:rsid="0029a924" officeooo:paragraph-rsid="0029a92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="Arial" officeooo:rsid="0029a1ce" officeooo:paragraph-rsid="0029a1ce"/>
    </style:style>
    <style:style style:name="P23" style:family="paragraph" style:parent-style-name="Heading_20_1">
      <style:text-properties officeooo:rsid="00158deb" officeooo:paragraph-rsid="00178d56"/>
    </style:style>
    <style:style style:name="P24" style:family="paragraph" style:parent-style-name="Heading_20_1">
      <style:text-properties officeooo:rsid="001fe759" officeooo:paragraph-rsid="001fe759"/>
    </style:style>
    <style:style style:name="P25" style:family="paragraph" style:parent-style-name="Heading_20_1">
      <style:text-properties officeooo:rsid="00217401" officeooo:paragraph-rsid="00217401"/>
    </style:style>
    <style:style style:name="P26" style:family="paragraph" style:parent-style-name="Heading_20_1">
      <style:text-properties officeooo:rsid="0022149d" officeooo:paragraph-rsid="0022149d"/>
    </style:style>
    <style:style style:name="P27" style:family="paragraph" style:parent-style-name="Heading_20_1">
      <style:text-properties officeooo:rsid="0032ed1c" officeooo:paragraph-rsid="0032ed1c"/>
    </style:style>
    <style:style style:name="P28" style:family="paragraph" style:parent-style-name="Heading_20_2">
      <style:text-properties style:font-name="Arial" officeooo:rsid="001e32d6" officeooo:paragraph-rsid="001e32d6"/>
    </style:style>
    <style:style style:name="P29" style:family="paragraph" style:parent-style-name="Heading_20_2">
      <style:text-properties officeooo:rsid="0023b30e" officeooo:paragraph-rsid="0023b30e"/>
    </style:style>
    <style:style style:name="P30" style:family="paragraph" style:parent-style-name="Heading_20_2">
      <style:text-properties officeooo:rsid="0024912d" officeooo:paragraph-rsid="0024912d"/>
    </style:style>
    <style:style style:name="P31" style:family="paragraph" style:parent-style-name="Heading_20_2">
      <style:text-properties officeooo:rsid="002bfaa1" officeooo:paragraph-rsid="002bfaa1"/>
    </style:style>
    <style:style style:name="P32" style:family="paragraph" style:parent-style-name="Horizontal_20_Line">
      <style:text-properties officeooo:paragraph-rsid="003ab00c"/>
    </style:style>
    <style:style style:name="P33" style:family="paragraph" style:parent-style-name="Standard">
      <style:text-properties officeooo:paragraph-rsid="003509e3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41" style:family="paragraph" style:parent-style-name="Table_20_Contents" style:list-style-name="L1">
      <style:text-properties style:font-name="Arial" officeooo:rsid="0032ed1c" officeooo:paragraph-rsid="0032ed1c"/>
    </style:style>
    <style:style style:name="P42" style:family="paragraph" style:parent-style-name="Table_20_Contents" style:list-style-name="L1">
      <style:text-properties style:font-name="Arial" officeooo:rsid="00333d6e" officeooo:paragraph-rsid="00333d6e"/>
    </style:style>
    <style:style style:name="P43" style:family="paragraph" style:parent-style-name="Table_20_Contents" style:list-style-name="L1">
      <style:text-properties style:font-name="Arial" officeooo:rsid="003509e3" officeooo:paragraph-rsid="003509e3"/>
    </style:style>
    <style:style style:name="P44" style:family="paragraph" style:parent-style-name="Table_20_Contents" style:list-style-name="L1">
      <style:text-properties style:font-name="Arial" officeooo:rsid="0036891d" officeooo:paragraph-rsid="0036891d"/>
    </style:style>
    <style:style style:name="P45" style:family="paragraph" style:parent-style-name="Table_20_Contents" style:list-style-name="L1">
      <style:text-properties style:font-name="Arial" officeooo:rsid="0038978c" officeooo:paragraph-rsid="0038978c"/>
    </style:style>
    <style:style style:name="P46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47" style:family="paragraph" style:parent-style-name="Text_20_body">
      <style:text-properties style:font-name="Arial" officeooo:paragraph-rsid="00217401"/>
    </style:style>
    <style:style style:name="P48" style:family="paragraph" style:parent-style-name="Text_20_body">
      <style:text-properties style:font-name="Arial" officeooo:rsid="0024912d" officeooo:paragraph-rsid="0024912d"/>
    </style:style>
    <style:style style:name="P49" style:family="paragraph" style:parent-style-name="Text_20_body">
      <style:text-properties style:font-name="Arial" officeooo:rsid="0024912d" officeooo:paragraph-rsid="003ab00c"/>
    </style:style>
    <style:style style:name="P50" style:family="paragraph" style:parent-style-name="Text_20_body">
      <style:text-properties style:font-name="Arial" officeooo:rsid="001e32d6" officeooo:paragraph-rsid="001e32d6"/>
    </style:style>
    <style:style style:name="P51" style:family="paragraph" style:parent-style-name="Text_20_body">
      <style:text-properties style:font-name="Arial" officeooo:paragraph-rsid="003a76cb"/>
    </style:style>
    <style:style style:name="P52" style:family="paragraph" style:parent-style-name="Text_20_body">
      <style:text-properties officeooo:paragraph-rsid="002dc233"/>
    </style:style>
    <style:style style:name="P53" style:family="paragraph" style:parent-style-name="Text_20_body">
      <style:text-properties officeooo:paragraph-rsid="0022149d"/>
    </style:style>
    <style:style style:name="P54" style:family="paragraph" style:parent-style-name="Text_20_body">
      <style:text-properties officeooo:paragraph-rsid="003509e3"/>
    </style:style>
    <style:style style:name="P55" style:family="paragraph" style:parent-style-name="Text_20_body">
      <style:text-properties officeooo:paragraph-rsid="003ab00c"/>
    </style:style>
    <style:style style:name="P56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29a924" style:font-style-asian="normal" style:font-style-complex="normal"/>
    </style:style>
    <style:style style:name="T8" style:family="text">
      <style:text-properties style:font-name="Arial" fo:font-style="normal" officeooo:rsid="0029b086" style:font-style-asian="normal" style:font-style-complex="normal"/>
    </style:style>
    <style:style style:name="T9" style:family="text">
      <style:text-properties style:font-name="Arial" fo:font-style="normal" officeooo:rsid="0023b30e" style:font-style-asian="normal" style:font-style-complex="normal"/>
    </style:style>
    <style:style style:name="T10" style:family="text">
      <style:text-properties style:font-name="Arial" officeooo:rsid="0023b30e"/>
    </style:style>
    <style:style style:name="T11" style:family="text">
      <style:text-properties style:font-name="Arial" officeooo:rsid="0024912d"/>
    </style:style>
    <style:style style:name="T12" style:family="text">
      <style:text-properties officeooo:rsid="001fe759"/>
    </style:style>
    <style:style style:name="T13" style:family="text">
      <style:text-properties officeooo:rsid="00217401"/>
    </style:style>
    <style:style style:name="T14" style:family="text">
      <style:text-properties officeooo:rsid="0024912d"/>
    </style:style>
    <style:style style:name="T15" style:family="text">
      <style:text-properties officeooo:rsid="00256d65"/>
    </style:style>
    <style:style style:name="T16" style:family="text">
      <style:text-properties officeooo:rsid="0026cf69"/>
    </style:style>
    <style:style style:name="T17" style:family="text">
      <style:text-properties officeooo:rsid="002827aa"/>
    </style:style>
    <style:style style:name="T18" style:family="text">
      <style:text-properties officeooo:rsid="002bfaa1"/>
    </style:style>
    <style:style style:name="T19" style:family="text">
      <style:text-properties style:font-name="Arial" officeooo:rsid="002dc233"/>
    </style:style>
    <style:style style:name="T20" style:family="text">
      <style:text-properties style:font-name="Arial" fo:font-style="italic" officeooo:rsid="002dc233" style:font-style-asian="italic" style:font-style-complex="italic"/>
    </style:style>
    <style:style style:name="T21" style:family="text">
      <style:text-properties style:font-name="Arial" fo:font-style="normal" officeooo:rsid="002dc233" style:font-style-asian="normal" style:font-style-complex="normal"/>
    </style:style>
    <style:style style:name="T22" style:family="text">
      <style:text-properties officeooo:rsid="00333d6e"/>
    </style:style>
    <style:style style:name="T23" style:family="text">
      <style:text-properties officeooo:rsid="003509e3"/>
    </style:style>
    <style:style style:name="T24" style:family="text">
      <style:text-properties officeooo:rsid="0036891d"/>
    </style:style>
    <style:style style:name="T25" style:family="text">
      <style:text-properties officeooo:rsid="003851d0"/>
    </style:style>
    <style:style style:name="T26" style:family="text">
      <style:text-properties officeooo:rsid="003a76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es: </text:p>
      <text:p text:style-name="P9">Prof. Clauber Gomes Bezerra</text:p>
      <text:p text:style-name="P8">Prof. Everton Fagner Costa de Almeida</text:p>
      <text:p text:style-name="P9">Coordenador: </text:p>
      <text:p text:style-name="P9">Prof. Fábio Silv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20"><text:a xlink:type="simple" xlink:href="#__RefHeading___Toc1709_3676178629" text:style-name="Index_20_Link" text:visited-style-name="Index_20_Link">Prefacio<text:tab/>3</text:a></text:p>
          <text:p text:style-name="P20"><text:a xlink:type="simple" xlink:href="#__RefHeading___Toc209_2774411809" text:style-name="Index_20_Link" text:visited-style-name="Index_20_Link">1 – Introdução<text:tab/>4</text:a></text:p>
          <text:p text:style-name="P21"><text:a xlink:type="simple" xlink:href="#__RefHeading___Toc1697_3676178629" text:style-name="Index_20_Link" text:visited-style-name="Index_20_Link">1.2 – Público Alvo<text:tab/>4</text:a></text:p>
          <text:p text:style-name="P21"><text:a xlink:type="simple" xlink:href="#__RefHeading___Toc357_3538550664" text:style-name="Index_20_Link" text:visited-style-name="Index_20_Link">1.3 – Delimitação do Problema<text:tab/>4</text:a></text:p>
          <text:p text:style-name="P20"><text:a xlink:type="simple" xlink:href="#__RefHeading___Toc1699_3676178629" text:style-name="Index_20_Link" text:visited-style-name="Index_20_Link">2 – Técnica utilizada para o levantamento de requisitos<text:tab/>4</text:a></text:p>
          <text:p text:style-name="P20"><text:a xlink:type="simple" xlink:href="#__RefHeading___Toc1701_3676178629" text:style-name="Index_20_Link" text:visited-style-name="Index_20_Link">3 – Cenário Principal<text:tab/>4</text:a></text:p>
          <text:p text:style-name="P20"><text:a xlink:type="simple" xlink:href="#__RefHeading___Toc1703_3676178629" text:style-name="Index_20_Link" text:visited-style-name="Index_20_Link">4 – Especificação dos Requisitos<text:tab/>5</text:a></text:p>
          <text:p text:style-name="P21"><text:a xlink:type="simple" xlink:href="#__RefHeading___Toc1705_3676178629" text:style-name="Index_20_Link" text:visited-style-name="Index_20_Link">4.1 – Requisitos Funcionais<text:tab/>5</text:a></text:p>
          <text:p text:style-name="P21"><text:a xlink:type="simple" xlink:href="#__RefHeading___Toc1707_3676178629" text:style-name="Index_20_Link" text:visited-style-name="Index_20_Link">4.2 – Requisitos Não-Funcionais<text:tab/>5</text:a></text:p>
          <text:p text:style-name="P20"><text:a xlink:type="simple" xlink:href="#__RefHeading___Toc1954_3538550664" text:style-name="Index_20_Link" text:visited-style-name="Index_20_Link">5 – Requisitos Funcionais<text:tab/>6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/>
      <text:p text:style-name="P32"><text:soft-page-break/></text:p>
      <text:h text:style-name="P22" text:outline-level="1"><text:bookmark-start text:name="__RefHeading___Toc1709_3676178629"/>Prefacio<text:bookmark-end text:name="__RefHeading___Toc1709_3676178629"/></text:h>
      <text:p text:style-name="P18"><text:span text:style-name="T3">O objetivo deste documento é fornecer um roteiro para o desenvolvimento de sistemas de software utilizando os princípios da engenharia de software orientada a objetos com notação UML (</text:span><text:span text:style-name="T4">Unifield Modeling Language</text:span><text:span text:style-name="T3">).</text:span><text:span text:style-name="T6"> É destinado </text:span><text:span text:style-name="T7">a </text:span><text:span text:style-name="T6">todos os alunos do Instituto Federal de Ciência e Tecnologia do Rio Grande do Norte, </text:span><text:span text:style-name="T7">apoiando as disciplinas de Programação Orientada a Serviços, Projeto de Desenvolvimento de Sistemas para Internet, Análise e Projeto Orientado a Objetos, Programação de Sistemas para Internet, entre outras, além do Trabalho de Desenvolvimento de Projeto Integrador II.</text:span></text:p>
      <text:p text:style-name="P19"><text:span text:style-name="T6">Esta é a versão 1.0.0 do documento, ainda não revisada. Neste documento são citados alguns modelos do RUP (</text:span><text:span text:style-name="T4">Rational Unified Process – Processo Unificado Rational)</text:span><text:span text:style-name="T6">, que podem ser consultados no site da IBM. A escolha da orientação a objetos é devido à tendência de mercado, </text:span><text:span text:style-name="T8">mas pode ser seguido também pela Modelagem Estruturada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9"/>
      <text:p text:style-name="Horizontal_20_Line"/>
      <text:p text:style-name="Horizontal_20_Line"><text:soft-page-break/></text:p>
      <text:h text:style-name="P23" text:outline-level="1"><text:bookmark-start text:name="__RefHeading___Toc209_2774411809"/>1 – Introdução<text:bookmark-end text:name="__RefHeading___Toc209_2774411809"/></text:h>
      <text:p text:style-name="P13">Proposta da implementação básica de uma API Rest provedora de um webservice de consulta e <text:span text:style-name="T16">gerenciamento</text:span> de <text:span text:style-name="T17">profissionais </text:span><text:span text:style-name="T16">m</text:span>édicos e suas especialidades, <text:span text:style-name="T18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28" text:outline-level="2"><text:bookmark-start text:name="__RefHeading___Toc1697_3676178629"/>1.2 – Público Alvo<text:bookmark-end text:name="__RefHeading___Toc1697_3676178629"/></text:h>
      <text:p text:style-name="P13">Aplicação destinada para o uso de i<text:span text:style-name="T12">ntegração de produtos e serviços através da comunidade de desenvolvedores, </text:span><text:span text:style-name="T15">e indiretamente através dos usuários que por ventura utilizarem de serviços que consumam esses dados.</text:span></text:p>
      <text:h text:style-name="P31" text:outline-level="2"><text:bookmark-start text:name="__RefHeading___Toc357_3538550664"/>1.3 – Delimitação do Problema<text:bookmark-end text:name="__RefHeading___Toc357_3538550664"/></text:h>
      <text:p text:style-name="P52"><text:span text:style-name="T19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20">Unidade Básica de Saúde)</text:span><text:span text:style-name="T21">, organizações, profissionais de saúde, comunidade de desenvolvedores, e dos aplicativos da área.</text:span></text:p>
      <text:h text:style-name="P24" text:outline-level="1"><text:bookmark-start text:name="__RefHeading___Toc1699_3676178629"/>2 – Técnica utilizada para o levantamento de requisitos<text:bookmark-end text:name="__RefHeading___Toc1699_3676178629"/></text:h>
      <text:p text:style-name="P14">O levantamento dos requisitos exposto neste documento foi realizado através de análise de cenários pelos desenvolvedores Isadora e Janiheryson, considerando suas experiências na área de desenvolvimento web.</text:p>
      <text:p text:style-name="P14">É ideal que este documento seja revisado pelos avaliadores, até a versão final antes do seu desenvolvimento.</text:p>
      <text:h text:style-name="P25" text:outline-level="1"><text:bookmark-start text:name="__RefHeading___Toc1701_3676178629"/>3 – Cenário Principal<text:bookmark-end text:name="__RefHeading___Toc1701_3676178629"/></text:h>
      <text:p text:style-name="P51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><text:soft-page-break/></text:p>
      <text:p text:style-name="P51">Nesse banco de dados deverão estar cadastrados as seguintes informações referentes a cada médico: </text:p>
      <text:p text:style-name="P15"/>
      <text:p text:style-name="P15">● Nome completo </text:p>
      <text:p text:style-name="P15">● Email </text:p>
      <text:p text:style-name="P15">● CRM </text:p>
      <text:p text:style-name="P15">● Especialidade </text:p>
      <text:p text:style-name="P16">Você poderá utilizar o banco de dados de sua escolha (PostgreSQL, MySQL, sqlite, etc.<text:span text:style-name="T13">)</text:span>. Os dados desse banco devem ser manipulados pela API no formato JSON. Essa API deverá disponibilizar as seguintes funções: </text:p>
      <text:p text:style-name="P53"><text:span text:style-name="T3">1. Exibir a lista com os dados de todos os médicos cadastrados</text:span></text:p>
      <text:p text:style-name="P16">2. Exibir os dados de um médico específico, a partir do seu id</text:p>
      <text:p text:style-name="P16">3. Cadastrar um novo médico</text:p>
      <text:h text:style-name="P26" text:outline-level="1"><text:bookmark-start text:name="__RefHeading___Toc1703_3676178629"/>4 – Especificação dos Requisitos<text:bookmark-end text:name="__RefHeading___Toc1703_3676178629"/></text:h>
      <text:p text:style-name="P17"><text:span text:style-name="T10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0"> e </text:span><text:span text:style-name="T5">Não-Funcionais </text:span><text:span text:style-name="T9">(também conhecidos como Atributos de Qualidade).</text:span></text:p>
      <text:h text:style-name="P29" text:outline-level="2"><text:bookmark-start text:name="__RefHeading___Toc1705_3676178629"/>4.1 – <text:span text:style-name="T14">Requisitos Funcionais</text:span><text:bookmark-end text:name="__RefHeading___Toc1705_3676178629"/></text:h>
      <text:p text:style-name="P48">Os requisitos funcionais devem especificar aspectos funcionais do sistema ou do componente que compõe o sistema, diz respeito as funções que o sistema será capaz de realizar, e são capturados sob o ponto de vista do usuário.</text:p>
      <text:h text:style-name="P30" text:outline-level="2"><text:bookmark-start text:name="__RefHeading___Toc1707_3676178629"/>4.2 – Requisitos Não-Funcionais<text:bookmark-end text:name="__RefHeading___Toc1707_3676178629"/></text:h>
      <text:p text:style-name="P55"><text:span text:style-name="T11">Ou Atributos de Qualidade, descrevem como o sistema atingirá os objetivos dos Requisitos Funcionais, descrevem critérios que irão compor a arquitetura do sistema ou </text:span></text:p>
      <text:p text:style-name="Horizontal_20_Line"/>
      <text:p text:style-name="Horizontal_20_Line"><text:soft-page-break/></text:p>
      <text:p text:style-name="P49">do componente.</text:p>
      <text:h text:style-name="P27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RF 001</text:p>
          </table:table-cell>
          <table:table-cell table:style-name="Tabela1.A1" office:value-type="string">
            <text:p text:style-name="P34">CADASTRO DE ESPECIALIDADES MÉDICAS</text:p>
          </table:table-cell>
        </table:table-row>
        <table:table-row>
          <table:table-cell table:style-name="Tabela1.A2" office:value-type="string">
            <text:p text:style-name="P37">DESCRIÇÃO</text:p>
          </table:table-cell>
          <table:table-cell table:style-name="Tabela1.A2" office:value-type="string">
            <text:list xml:id="list1898017905" text:style-name="L1">
              <text:list-item>
                <text:p text:style-name="P41">O sistema deve <text:span text:style-name="T22">permitir a criação de novas especializações médicas </text:span><text:span text:style-name="T23">através de requisição web</text:span></text:p>
              </text:list-item>
              <text:list-item>
                <text:p text:style-name="P43">O sistema deverá possuir um campo d<text:span text:style-name="T24">e nome da especialização para o seu cadastro.</text:span></text:p>
              </text:list-item>
              <text:list-item>
                <text:p text:style-name="P44">O sistema deve conter um único registro de cada especialização.</text:p>
              </text:list-item>
              <text:list-item>
                <text:p text:style-name="P44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5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9">RF 00<text:span text:style-name="T23">2</text:span></text:p>
          </table:table-cell>
          <table:table-cell table:style-name="Tabela4.A1" office:value-type="string">
            <text:p text:style-name="P36">C<text:span text:style-name="T23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39">DESCRIÇÃO</text:p>
          </table:table-cell>
          <table:table-cell table:style-name="Tabela4.A2" office:value-type="string">
            <text:list xml:id="list234753438583848" text:continue-numbering="true" text:style-name="L1">
              <text:list-item>
                <text:p text:style-name="P43">O sistema deve ser capaz de exibir a lista de especializações médicas cadastradas no sistema <text:span text:style-name="T24">através de um pedido de requisição web.</text:span></text:p>
              </text:list-item>
              <text:list-item>
                <text:p text:style-name="P43">O sistema deve ser capaz de exibir uma especialidade específica através do seu número identificador <text:span text:style-name="T24">através de pedido de requisição web</text:span>.</text:p>
              </text:list-item>
              <text:list-item>
                <text:p text:style-name="P43">O sistema exibirá uma resposta com o nome e o número identificador de cada especialidade <text:span text:style-name="T24">quando solicitado</text:span></text:p>
              </text:list-item>
              <text:list-item>
                <text:p text:style-name="P45">O sistema deve ser capaz de emitir respostas claras, positivas ou negativas quando solicitados.</text:p>
              </text:list-item>
            </text:list>
          </table:table-cell>
        </table:table-row>
      </table:table>
      <text:p text:style-name="P3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RF 00<text:span text:style-name="T25">3</text:span></text:p>
          </table:table-cell>
          <table:table-cell table:style-name="Tabela2.A1" office:value-type="string">
            <text:p text:style-name="P35">CADASTRO DE <text:span text:style-name="T22">PROFISSIONAIS MÉDICOS</text:span></text:p>
          </table:table-cell>
        </table:table-row>
        <table:table-row>
          <table:table-cell table:style-name="Tabela2.A2" office:value-type="string">
            <text:p text:style-name="P38">DESCRIÇÃO</text:p>
          </table:table-cell>
          <table:table-cell table:style-name="Tabela2.A2" office:value-type="string">
            <text:list xml:id="list234753118794487" text:continue-numbering="true" text:style-name="L1">
              <text:list-item>
                <text:p text:style-name="P42">O sistema deve permitir o cadastro de novos médicos</text:p>
              </text:list-item>
              <text:list-item>
                <text:p text:style-name="P42">O sistema <text:span text:style-name="T23">deve permitir a associação </text:span><text:span text:style-name="T26">de um médico a</text:span><text:span text:style-name="T23"> especialização médica já cadastrada no sistema </text:span><text:span text:style-name="T26">através do cadastro dos dados do profissional médico.</text:span></text:p>
              </text:list-item>
              <text:list-item>
                <text:p text:style-name="P43">O sistema deve conter os campos de Nome Completo, E-mail, CRM e a especialização associada, e contar com um número identificador único.</text:p>
              </text:list-item>
              <text:list-item>
                <text:p text:style-name="P45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3"/>
      <text:p text:style-name="P33"/>
      <text:p text:style-name="P33"/>
      <text:p text:style-name="P33"/>
      <text:p text:style-name="Horizontal_20_Line"/>
      <text:p text:style-name="Horizontal_20_Line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RF 00<text:span text:style-name="T25">4</text:span></text:p>
          </table:table-cell>
          <table:table-cell table:style-name="Tabela3.A1" office:value-type="string">
            <text:p text:style-name="P40">CONSULTAS DE PROFISSIONAIS MÉDICOS</text:p>
          </table:table-cell>
        </table:table-row>
        <table:table-row>
          <table:table-cell table:style-name="Tabela3.A2" office:value-type="string">
            <text:p text:style-name="P39">DESCRIÇÃO</text:p>
          </table:table-cell>
          <table:table-cell table:style-name="Tabela3.A2" office:value-type="string">
            <text:list xml:id="list234753099087162" text:continue-numbering="true" text:style-name="L1">
              <text:list-item>
                <text:p text:style-name="P45">O sistema deve ser capaz de gerar respostas aos pedidos recebidos no sistema através de recursos web.</text:p>
              </text:list-item>
              <text:list-item>
                <text:p text:style-name="P45">O sistema deve ser capaz de exibir a lista de todos os médicos cadastrados no sistema</text:p>
              </text:list-item>
              <text:list-item>
                <text:p text:style-name="P45">O sistema deve ser capaz de exibir um determinado médico através do seu número identificador único.</text:p>
              </text:list-item>
              <text:list-item>
                <text:p text:style-name="P45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3"/>
      <text:p text:style-name="P33"/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4D7AD145B3F3E72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5T23:47:51.027000000</dc:date>
    <meta:editing-duration>PT1H54M49S</meta:editing-duration>
    <meta:editing-cycles>12</meta:editing-cycles>
    <meta:generator>LibreOffice/7.0.0.3$Windows_X86_64 LibreOffice_project/8061b3e9204bef6b321a21033174034a5e2ea88e</meta:generator>
    <meta:document-statistic meta:table-count="4" meta:image-count="0" meta:object-count="0" meta:page-count="7" meta:paragraph-count="85" meta:word-count="1035" meta:character-count="6640" meta:non-whitespace-character-count="5672"/>
  </office:meta>
</office:document-meta>
</file>